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5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and Tent Asset List</text:p>
      <text:list xml:id="list4794015434042182261" text:style-name="WWNum1">
        <text:list-item>
          <text:p text:style-name="P3">Large Map Table</text:p>
          <text:list>
            <text:list-item>
              <text:p text:style-name="P5">Map, army figures, candles</text:p>
            </text:list-item>
          </text:list>
        </text:list-item>
        <text:list-item>
          <text:p text:style-name="P3">Hanging Lamps</text:p>
        </text:list-item>
        <text:list-item>
          <text:p text:style-name="P3">Chairs</text:p>
        </text:list-item>
        <text:list-item>
          <text:p text:style-name="P3">Banners</text:p>
        </text:list-item>
        <text:list-item>
          <text:p text:style-name="P3">Rug</text:p>
        </text:list-item>
        <text:list-item>
          <text:p text:style-name="P3">Hanging weapons</text:p>
        </text:list-item>
        <text:list-item>
          <text:p text:style-name="P3">Cask</text:p>
        </text:list-item>
        <text:list-item>
          <text:p text:style-name="P3">Drinking mugs</text:p>
        </text:list-item>
        <text:list-item>
          <text:p text:style-name="P3">Tent Poles</text:p>
        </text:list-item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34" meta:character-count="146" meta:non-whitespace-character-count="134"/>
    <meta:generator>LibreOfficeDev/5.1.0.3$Linux_X86_64 LibreOffice_project/</meta:generator>
  </office:meta>
</office:document-meta>
</file>